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font-name="Arial" style:font-name-asian="Droid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stamina</text:p>
          </table:table-cell>
          <table:table-cell office:value-type="string">
            <text:p>time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4">
            <text:p>0.000664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71">
            <text:p>0.000671</text:p>
          </table:table-cell>
          <table:table-cell table:number-columns-repeated="5"/>
          <table:table-cell office:value-type="string">
            <text:p>max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3">
            <text:p>0.000663</text:p>
          </table:table-cell>
          <table:table-cell table:number-columns-repeated="2"/>
          <table:table-cell office:value-type="string">
            <text:p>sastp10</text:p>
          </table:table-cell>
          <table:table-cell office:value-type="string">
            <text:p>avg</text:p>
          </table:table-cell>
          <table:table-cell table:style-name="ce1" table:formula="of:=AVERAGE([.B2:.B31])" office:value-type="float" office:value="25.4155">
            <text:p>25.42</text:p>
          </table:table-cell>
          <table:table-cell table:number-columns-repeated="2"/>
        </table:table-row>
        <table:table-row table:style-name="ro2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776">
            <text:p>0.000776</text:p>
          </table:table-cell>
          <table:table-cell table:number-columns-repeated="3"/>
          <table:table-cell office:value-type="string">
            <text:p>stdev</text:p>
          </table:table-cell>
          <table:table-cell table:style-name="ce1" table:formula="of:=STDEV([.B2:.B31])" office:value-type="float" office:value="0">
            <text:p>0.00</text:p>
          </table:table-cell>
          <table:table-cell table:style-name="ce1" table:formula="of:=MAX([.B2:.B31])" office:value-type="float" office:value="25.4155">
            <text:p>25.42</text:p>
          </table:table-cell>
          <table:table-cell table:style-name="ce1" table:formula="of:=AVERAGE([.C1:.C31])" office:value-type="float" office:value="0.000703">
            <text:p>0.00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1">
            <text:p>0.000661</text:p>
          </table:table-cell>
          <table:table-cell table:number-columns-repeated="2"/>
          <table:table-cell office:value-type="string">
            <text:p>sastp20</text:p>
          </table:table-cell>
          <table:table-cell office:value-type="string">
            <text:p>avg</text:p>
          </table:table-cell>
          <table:table-cell table:style-name="ce1" table:formula="of:=AVERAGE([.B32:.B61])" office:value-type="float" office:value="40.8803">
            <text:p>40.88</text:p>
          </table:table-cell>
          <table:table-cell table:style-name="ce2" table:formula="of:=MAX([.B32:.B61])" office:value-type="float" office:value="40.8803">
            <text:p>40.88</text:p>
          </table:table-cell>
          <table:table-cell table:style-name="ce1" table:formula="of:=AVERAGE([.C32:.C61])" office:value-type="float" office:value="0.00163966666666667">
            <text:p>0.00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5">
            <text:p>0.000665</text:p>
          </table:table-cell>
          <table:table-cell table:number-columns-repeated="3"/>
          <table:table-cell office:value-type="string">
            <text:p>stdev</text:p>
          </table:table-cell>
          <table:table-cell table:style-name="ce1" table:formula="of:=STDEV([.B32:.B61])" office:value-type="float" office:value="0">
            <text:p>0.00</text:p>
          </table:table-cell>
          <table:table-cell table:style-name="ce1" table:formula="of:=MAX([.B61:.B91])" office:value-type="float" office:value="115.869">
            <text:p>115.87</text:p>
          </table:table-cell>
          <table:table-cell table:style-name="ce1" table:formula="of:=AVERAGE([.C61:.C91])" office:value-type="float" office:value="0.00354948387096774">
            <text:p>0.00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74">
            <text:p>0.000674</text:p>
          </table:table-cell>
          <table:table-cell table:number-columns-repeated="2"/>
          <table:table-cell office:value-type="string">
            <text:p>sastp50</text:p>
          </table:table-cell>
          <table:table-cell office:value-type="string">
            <text:p>avg</text:p>
          </table:table-cell>
          <table:table-cell table:style-name="ce1" table:formula="of:=AVERAGE([.B62:.B91])" office:value-type="float" office:value="115.869">
            <text:p>115.87</text:p>
          </table:table-cell>
          <table:table-cell table:style-name="ce1" table:formula="of:=MAX([.B92:.B121])" office:value-type="float" office:value="246.409">
            <text:p>246.41</text:p>
          </table:table-cell>
          <table:table-cell table:style-name="ce1" table:formula="of:=AVERAGE([.C92:.C121])" office:value-type="float" office:value="0.00652963333333333">
            <text:p>0.01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2">
            <text:p>0.000662</text:p>
          </table:table-cell>
          <table:table-cell table:number-columns-repeated="3"/>
          <table:table-cell office:value-type="string">
            <text:p>stdev</text:p>
          </table:table-cell>
          <table:table-cell table:style-name="ce1" table:formula="of:=STDEV([.B62:.B91])" office:value-type="float" office:value="0">
            <text:p>0.00</text:p>
          </table:table-cell>
          <table:table-cell table:style-name="ce1" table:formula="of:=MAX([.B122:.B151])" office:value-type="float" office:value="465.188">
            <text:p>465.19</text:p>
          </table:table-cell>
          <table:table-cell table:style-name="ce1" table:formula="of:=AVERAGE([.C122:.C151])" office:value-type="float" office:value="0.0132093333333333">
            <text:p>0.01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98">
            <text:p>0.000698</text:p>
          </table:table-cell>
          <table:table-cell table:number-columns-repeated="2"/>
          <table:table-cell office:value-type="string">
            <text:p>sastp100</text:p>
          </table:table-cell>
          <table:table-cell office:value-type="string">
            <text:p>avg</text:p>
          </table:table-cell>
          <table:table-cell table:style-name="ce1" table:formula="of:=AVERAGE([.B92:.B121])" office:value-type="float" office:value="238.6864">
            <text:p>238.69</text:p>
          </table:table-cell>
          <table:table-cell table:style-name="ce1" table:formula="of:=MAX([.B152:.B181])" office:value-type="float" office:value="1205.98">
            <text:p>1205.98</text:p>
          </table:table-cell>
          <table:table-cell table:style-name="ce1" table:formula="of:=AVERAGE([.C152:.C181])" office:value-type="float" office:value="0.0335264333333333">
            <text:p>0.03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6">
            <text:p>0.000666</text:p>
          </table:table-cell>
          <table:table-cell table:number-columns-repeated="3"/>
          <table:table-cell office:value-type="string">
            <text:p>stdev</text:p>
          </table:table-cell>
          <table:table-cell table:style-name="ce1" table:formula="of:=STDEV([.B92:.B121])" office:value-type="float" office:value="11.9981299594619">
            <text:p>12.00</text:p>
          </table:table-cell>
          <table:table-cell table:style-name="ce1" table:formula="of:=MAX([.B182:.B211])" office:value-type="float" office:value="2390.59">
            <text:p>2390.59</text:p>
          </table:table-cell>
          <table:table-cell table:style-name="ce1" table:formula="of:=AVERAGE([.C182:.C211])" office:value-type="float" office:value="0.0667669333333333">
            <text:p>0.07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73">
            <text:p>0.000673</text:p>
          </table:table-cell>
          <table:table-cell table:number-columns-repeated="2"/>
          <table:table-cell office:value-type="string">
            <text:p>sastp200</text:p>
          </table:table-cell>
          <table:table-cell office:value-type="string">
            <text:p>avg</text:p>
          </table:table-cell>
          <table:table-cell table:style-name="ce1" table:formula="of:=AVERAGE([.B122:.B151])" office:value-type="float" office:value="465.188">
            <text:p>465.19</text:p>
          </table:table-cell>
          <table:table-cell table:number-columns-repeated="2"/>
        </table:table-row>
        <table:table-row table:style-name="ro2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974">
            <text:p>0.000974</text:p>
          </table:table-cell>
          <table:table-cell table:number-columns-repeated="3"/>
          <table:table-cell office:value-type="string">
            <text:p>stdev</text:p>
          </table:table-cell>
          <table:table-cell table:style-name="ce1" table:formula="of:=STDEV([.B122:.B151])" office:value-type="float" office:value="0">
            <text:p>0.00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1125">
            <text:p>0.001125</text:p>
          </table:table-cell>
          <table:table-cell table:number-columns-repeated="2"/>
          <table:table-cell office:value-type="string">
            <text:p>sastp500</text:p>
          </table:table-cell>
          <table:table-cell office:value-type="string">
            <text:p>avg</text:p>
          </table:table-cell>
          <table:table-cell table:style-name="ce1" table:formula="of:=AVERAGE([.B152:.B181])" office:value-type="float" office:value="1185.92133333333">
            <text:p>1185.92</text:p>
          </table:table-cell>
          <table:table-cell table:number-columns-repeated="2"/>
        </table:table-row>
        <table:table-row table:style-name="ro2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87">
            <text:p>0.000687</text:p>
          </table:table-cell>
          <table:table-cell table:number-columns-repeated="3"/>
          <table:table-cell office:value-type="string">
            <text:p>stdev</text:p>
          </table:table-cell>
          <table:table-cell table:style-name="ce1" table:formula="of:=STDEV([.B152:.B181])" office:value-type="float" office:value="22.4352151966399">
            <text:p>22.44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59">
            <text:p>0.000659</text:p>
          </table:table-cell>
          <table:table-cell table:number-columns-repeated="2"/>
          <table:table-cell office:value-type="string">
            <text:p>sastp1000</text:p>
          </table:table-cell>
          <table:table-cell office:value-type="string">
            <text:p>avg</text:p>
          </table:table-cell>
          <table:table-cell table:style-name="ce1" table:formula="of:=AVERAGE([.B182:.B211])" office:value-type="float" office:value="2339.27466666667">
            <text:p>2339.27</text:p>
          </table:table-cell>
          <table:table-cell table:number-columns-repeated="2"/>
        </table:table-row>
        <table:table-row table:style-name="ro2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4">
            <text:p>0.000664</text:p>
          </table:table-cell>
          <table:table-cell table:number-columns-repeated="3"/>
          <table:table-cell office:value-type="string">
            <text:p>stdev</text:p>
          </table:table-cell>
          <table:table-cell table:style-name="ce1" table:formula="of:=STDEV([.B182:.B211])" office:value-type="float" office:value="30.0464707587675">
            <text:p>30.05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5">
            <text:p>0.000665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3">
            <text:p>0.000663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6">
            <text:p>0.000666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84">
            <text:p>0.000684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791">
            <text:p>0.000791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4">
            <text:p>0.000664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">
            <text:p>0.00066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96">
            <text:p>0.000696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87">
            <text:p>0.000687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7">
            <text:p>0.00067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72">
            <text:p>0.000672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6">
            <text:p>0.000666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">
            <text:p>0.00066</text:p>
          </table:table-cell>
          <table:table-cell table:number-columns-repeated="7"/>
        </table:table-row>
        <table:table-row table:style-name="ro1">
          <table:table-cell office:value-type="string">
            <text:p>sastp10</text:p>
          </table:table-cell>
          <table:table-cell office:value-type="float" office:value="25.4155">
            <text:p>25.4155</text:p>
          </table:table-cell>
          <table:table-cell office:value-type="float" office:value="0.000664">
            <text:p>0.000664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69">
            <text:p>0.001569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604">
            <text:p>0.001604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637">
            <text:p>0.001637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6">
            <text:p>0.001576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87">
            <text:p>0.001587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68">
            <text:p>0.001568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613">
            <text:p>0.001613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606">
            <text:p>0.001606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1">
            <text:p>0.001571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4">
            <text:p>0.001574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1">
            <text:p>0.001571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619">
            <text:p>0.001619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624">
            <text:p>0.001624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">
            <text:p>0.00157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618">
            <text:p>0.001618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2">
            <text:p>0.001572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908">
            <text:p>0.001908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86">
            <text:p>0.001586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9">
            <text:p>0.001579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6">
            <text:p>0.001576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91">
            <text:p>0.001591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5">
            <text:p>0.001575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628">
            <text:p>0.001628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8">
            <text:p>0.00158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1">
            <text:p>0.001571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2695">
            <text:p>0.002695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659">
            <text:p>0.001659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78">
            <text:p>0.001578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86">
            <text:p>0.001586</text:p>
          </table:table-cell>
          <table:table-cell table:number-columns-repeated="7"/>
        </table:table-row>
        <table:table-row table:style-name="ro1">
          <table:table-cell office:value-type="string">
            <text:p>sastp20</text:p>
          </table:table-cell>
          <table:table-cell office:value-type="float" office:value="40.8803">
            <text:p>40.8803</text:p>
          </table:table-cell>
          <table:table-cell office:value-type="float" office:value="0.001599">
            <text:p>0.001599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615">
            <text:p>0.003615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75">
            <text:p>0.003375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31">
            <text:p>0.003331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71">
            <text:p>0.003371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73">
            <text:p>0.003373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49">
            <text:p>0.003349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5498">
            <text:p>0.005498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51">
            <text:p>0.003351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96">
            <text:p>0.003396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682">
            <text:p>0.003682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509">
            <text:p>0.003509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39">
            <text:p>0.003339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39">
            <text:p>0.003339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35">
            <text:p>0.003335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68">
            <text:p>0.003368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97">
            <text:p>0.003397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78">
            <text:p>0.003378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741">
            <text:p>0.003741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68">
            <text:p>0.003368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4">
            <text:p>0.00334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44">
            <text:p>0.003344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5348">
            <text:p>0.005348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64">
            <text:p>0.003364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5714">
            <text:p>0.005714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42">
            <text:p>0.003342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85">
            <text:p>0.003385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66">
            <text:p>0.003366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38">
            <text:p>0.003338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374">
            <text:p>0.003374</text:p>
          </table:table-cell>
          <table:table-cell table:number-columns-repeated="7"/>
        </table:table-row>
        <table:table-row table:style-name="ro1">
          <table:table-cell office:value-type="string">
            <text:p>sastp50</text:p>
          </table:table-cell>
          <table:table-cell office:value-type="float" office:value="115.869">
            <text:p>115.869</text:p>
          </table:table-cell>
          <table:table-cell office:value-type="float" office:value="0.003405">
            <text:p>0.003405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20.667">
            <text:p>220.667</text:p>
          </table:table-cell>
          <table:table-cell office:value-type="float" office:value="0.006883">
            <text:p>0.006883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20.667">
            <text:p>220.667</text:p>
          </table:table-cell>
          <table:table-cell office:value-type="float" office:value="0.007018">
            <text:p>0.007018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20.667">
            <text:p>220.667</text:p>
          </table:table-cell>
          <table:table-cell office:value-type="float" office:value="0.006852">
            <text:p>0.006852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20.667">
            <text:p>220.667</text:p>
          </table:table-cell>
          <table:table-cell office:value-type="float" office:value="0.006897">
            <text:p>0.006897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20.667">
            <text:p>220.667</text:p>
          </table:table-cell>
          <table:table-cell office:value-type="float" office:value="0.006892">
            <text:p>0.006892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20.667">
            <text:p>220.667</text:p>
          </table:table-cell>
          <table:table-cell office:value-type="float" office:value="0.009887">
            <text:p>0.009887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20.667">
            <text:p>220.667</text:p>
          </table:table-cell>
          <table:table-cell office:value-type="float" office:value="0.006884">
            <text:p>0.006884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20.667">
            <text:p>220.667</text:p>
          </table:table-cell>
          <table:table-cell office:value-type="float" office:value="0.00684">
            <text:p>0.00684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20.667">
            <text:p>220.667</text:p>
          </table:table-cell>
          <table:table-cell office:value-type="float" office:value="0.006946">
            <text:p>0.006946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203">
            <text:p>0.006203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219">
            <text:p>0.006219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337">
            <text:p>0.006337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184">
            <text:p>0.006184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16">
            <text:p>0.00616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161">
            <text:p>0.006161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212">
            <text:p>0.006212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228">
            <text:p>0.006228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213">
            <text:p>0.006213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206">
            <text:p>0.006206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178">
            <text:p>0.006178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36">
            <text:p>0.00636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354">
            <text:p>0.006354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173">
            <text:p>0.006173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221">
            <text:p>0.006221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261">
            <text:p>0.006261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409">
            <text:p>0.006409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14">
            <text:p>0.00614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249">
            <text:p>0.006249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17">
            <text:p>0.00617</text:p>
          </table:table-cell>
          <table:table-cell table:number-columns-repeated="7"/>
        </table:table-row>
        <table:table-row table:style-name="ro1">
          <table:table-cell office:value-type="string">
            <text:p>sastp100</text:p>
          </table:table-cell>
          <table:table-cell office:value-type="float" office:value="246.409">
            <text:p>246.409</text:p>
          </table:table-cell>
          <table:table-cell office:value-type="float" office:value="0.006152">
            <text:p>0.006152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872">
            <text:p>0.012872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663">
            <text:p>0.012663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3099">
            <text:p>0.013099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958">
            <text:p>0.012958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697">
            <text:p>0.012697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661">
            <text:p>0.012661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3393">
            <text:p>0.013393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676">
            <text:p>0.012676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664">
            <text:p>0.012664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892">
            <text:p>0.012892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718">
            <text:p>0.012718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639">
            <text:p>0.012639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696">
            <text:p>0.012696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3012">
            <text:p>0.013012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659">
            <text:p>0.012659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3207">
            <text:p>0.013207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4341">
            <text:p>0.014341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958">
            <text:p>0.012958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337">
            <text:p>0.01337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3116">
            <text:p>0.013116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659">
            <text:p>0.012659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882">
            <text:p>0.012882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912">
            <text:p>0.012912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4803">
            <text:p>0.014803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675">
            <text:p>0.012675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946">
            <text:p>0.012946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795">
            <text:p>0.012795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911">
            <text:p>0.012911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2746">
            <text:p>0.012746</text:p>
          </table:table-cell>
          <table:table-cell table:number-columns-repeated="7"/>
        </table:table-row>
        <table:table-row table:style-name="ro1">
          <table:table-cell office:value-type="string">
            <text:p>sastp200</text:p>
          </table:table-cell>
          <table:table-cell office:value-type="float" office:value="465.188">
            <text:p>465.188</text:p>
          </table:table-cell>
          <table:table-cell office:value-type="float" office:value="0.01966">
            <text:p>0.01966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99.1">
            <text:p>1199.1</text:p>
          </table:table-cell>
          <table:table-cell office:value-type="float" office:value="0.031699">
            <text:p>0.031699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99.1">
            <text:p>1199.1</text:p>
          </table:table-cell>
          <table:table-cell office:value-type="float" office:value="0.030728">
            <text:p>0.030728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0779">
            <text:p>0.030779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0532">
            <text:p>0.030532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1274">
            <text:p>0.031274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8271">
            <text:p>0.038271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0483">
            <text:p>0.030483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0539">
            <text:p>0.030539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0534">
            <text:p>0.030534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049">
            <text:p>0.03049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0982">
            <text:p>0.030982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6024">
            <text:p>0.036024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0578">
            <text:p>0.030578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159.03">
            <text:p>1159.03</text:p>
          </table:table-cell>
          <table:table-cell office:value-type="float" office:value="0.031185">
            <text:p>0.031185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49123">
            <text:p>0.049123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33118">
            <text:p>0.033118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33006">
            <text:p>0.033006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33">
            <text:p>0.033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33489">
            <text:p>0.033489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33493">
            <text:p>0.033493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39473">
            <text:p>0.039473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32819">
            <text:p>0.032819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32592">
            <text:p>0.032592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33115">
            <text:p>0.033115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5.98">
            <text:p>1205.98</text:p>
          </table:table-cell>
          <table:table-cell office:value-type="float" office:value="0.051037">
            <text:p>0.051037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1.06">
            <text:p>1201.06</text:p>
          </table:table-cell>
          <table:table-cell office:value-type="float" office:value="0.029511">
            <text:p>0.029511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1.06">
            <text:p>1201.06</text:p>
          </table:table-cell>
          <table:table-cell office:value-type="float" office:value="0.029806">
            <text:p>0.029806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1.06">
            <text:p>1201.06</text:p>
          </table:table-cell>
          <table:table-cell office:value-type="float" office:value="0.031219">
            <text:p>0.031219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1.06">
            <text:p>1201.06</text:p>
          </table:table-cell>
          <table:table-cell office:value-type="float" office:value="0.037253">
            <text:p>0.037253</text:p>
          </table:table-cell>
          <table:table-cell table:number-columns-repeated="7"/>
        </table:table-row>
        <table:table-row table:style-name="ro1">
          <table:table-cell office:value-type="string">
            <text:p>sastp500</text:p>
          </table:table-cell>
          <table:table-cell office:value-type="float" office:value="1201.06">
            <text:p>1201.06</text:p>
          </table:table-cell>
          <table:table-cell office:value-type="float" office:value="0.029641">
            <text:p>0.029641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63.41">
            <text:p>2363.41</text:p>
          </table:table-cell>
          <table:table-cell office:value-type="float" office:value="0.066203">
            <text:p>0.066203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63.41">
            <text:p>2363.41</text:p>
          </table:table-cell>
          <table:table-cell office:value-type="float" office:value="0.067022">
            <text:p>0.067022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17.79">
            <text:p>2317.79</text:p>
          </table:table-cell>
          <table:table-cell office:value-type="float" office:value="0.065026">
            <text:p>0.065026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17.79">
            <text:p>2317.79</text:p>
          </table:table-cell>
          <table:table-cell office:value-type="float" office:value="0.066544">
            <text:p>0.066544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17.79">
            <text:p>2317.79</text:p>
          </table:table-cell>
          <table:table-cell office:value-type="float" office:value="0.064179">
            <text:p>0.064179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17.79">
            <text:p>2317.79</text:p>
          </table:table-cell>
          <table:table-cell office:value-type="float" office:value="0.065721">
            <text:p>0.065721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19.05">
            <text:p>2319.05</text:p>
          </table:table-cell>
          <table:table-cell office:value-type="float" office:value="0.06816">
            <text:p>0.06816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19.05">
            <text:p>2319.05</text:p>
          </table:table-cell>
          <table:table-cell office:value-type="float" office:value="0.067079">
            <text:p>0.067079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19.05">
            <text:p>2319.05</text:p>
          </table:table-cell>
          <table:table-cell office:value-type="float" office:value="0.073126">
            <text:p>0.073126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293.29">
            <text:p>2293.29</text:p>
          </table:table-cell>
          <table:table-cell office:value-type="float" office:value="0.058361">
            <text:p>0.058361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293.29">
            <text:p>2293.29</text:p>
          </table:table-cell>
          <table:table-cell office:value-type="float" office:value="0.058454">
            <text:p>0.058454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293.29">
            <text:p>2293.29</text:p>
          </table:table-cell>
          <table:table-cell office:value-type="float" office:value="0.059381">
            <text:p>0.059381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24.32">
            <text:p>2324.32</text:p>
          </table:table-cell>
          <table:table-cell office:value-type="float" office:value="0.067093">
            <text:p>0.067093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24.32">
            <text:p>2324.32</text:p>
          </table:table-cell>
          <table:table-cell office:value-type="float" office:value="0.067435">
            <text:p>0.067435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24.32">
            <text:p>2324.32</text:p>
          </table:table-cell>
          <table:table-cell office:value-type="float" office:value="0.067443">
            <text:p>0.067443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24.32">
            <text:p>2324.32</text:p>
          </table:table-cell>
          <table:table-cell office:value-type="float" office:value="0.06748">
            <text:p>0.06748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48.23">
            <text:p>2348.23</text:p>
          </table:table-cell>
          <table:table-cell office:value-type="float" office:value="0.058552">
            <text:p>0.058552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48.23">
            <text:p>2348.23</text:p>
          </table:table-cell>
          <table:table-cell office:value-type="float" office:value="0.05953">
            <text:p>0.05953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48.23">
            <text:p>2348.23</text:p>
          </table:table-cell>
          <table:table-cell office:value-type="float" office:value="0.059585">
            <text:p>0.059585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90.59">
            <text:p>2390.59</text:p>
          </table:table-cell>
          <table:table-cell office:value-type="float" office:value="0.083741">
            <text:p>0.083741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90.59">
            <text:p>2390.59</text:p>
          </table:table-cell>
          <table:table-cell office:value-type="float" office:value="0.066224">
            <text:p>0.066224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90.59">
            <text:p>2390.59</text:p>
          </table:table-cell>
          <table:table-cell office:value-type="float" office:value="0.06673">
            <text:p>0.06673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42.1">
            <text:p>2342.1</text:p>
          </table:table-cell>
          <table:table-cell office:value-type="float" office:value="0.065992">
            <text:p>0.065992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42.1">
            <text:p>2342.1</text:p>
          </table:table-cell>
          <table:table-cell office:value-type="float" office:value="0.066098">
            <text:p>0.066098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42.1">
            <text:p>2342.1</text:p>
          </table:table-cell>
          <table:table-cell office:value-type="float" office:value="0.069198">
            <text:p>0.069198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75.23">
            <text:p>2375.23</text:p>
          </table:table-cell>
          <table:table-cell office:value-type="float" office:value="0.070142">
            <text:p>0.070142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75.23">
            <text:p>2375.23</text:p>
          </table:table-cell>
          <table:table-cell office:value-type="float" office:value="0.080247">
            <text:p>0.080247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75.23">
            <text:p>2375.23</text:p>
          </table:table-cell>
          <table:table-cell office:value-type="float" office:value="0.070102">
            <text:p>0.070102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75.23">
            <text:p>2375.23</text:p>
          </table:table-cell>
          <table:table-cell office:value-type="float" office:value="0.070999">
            <text:p>0.070999</text:p>
          </table:table-cell>
          <table:table-cell table:number-columns-repeated="7"/>
        </table:table-row>
        <table:table-row table:style-name="ro1">
          <table:table-cell office:value-type="string">
            <text:p>sastp1000</text:p>
          </table:table-cell>
          <table:table-cell office:value-type="float" office:value="2302.28">
            <text:p>2302.28</text:p>
          </table:table-cell>
          <table:table-cell office:value-type="float" office:value="0.067161">
            <text:p>0.067161</text:p>
          </table:table-cell>
          <table:table-cell table:number-columns-repeated="7"/>
        </table:table-row>
        <table:table-row table:style-name="ro1" table:number-rows-repeated="104836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8:35:55</dc:date>
    <meta:generator>LibreOffice/3.5$Linux_X86_64 LibreOffice_project/350m1$Build-2</meta:generator>
    <meta:editing-duration>PT3H4M29S</meta:editing-duration>
    <meta:editing-cycles>12</meta:editing-cycles>
    <meta:document-statistic meta:table-count="1" meta:cell-count="684" meta:object-count="0"/>
  </office:meta>
</office:document-meta>
</file>